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3.216cm"/>
    </style:style>
    <style:style style:name="pr4" style:family="presentation" style:parent-style-name="faktor10-folien-notes">
      <style:graphic-properties draw:fill-color="#ffffff" fo:min-height="13.336cm"/>
    </style:style>
    <style:style style:name="pr5" style:family="presentation" style:parent-style-name="faktor10-folien-outline1">
      <style:graphic-properties draw:fill-color="#ffffff" draw:auto-grow-height="true" fo:min-height="11.96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2.394cm" fo:margin-right="0cm" fo:text-indent="-0.794cm"/>
    </style:style>
    <style:style style:name="P4" style:family="paragraph">
      <style:paragraph-properties fo:margin-left="3.593cm" fo:margin-right="0cm" fo:text-indent="-0.599cm"/>
    </style:style>
    <style:style style:name="P5" style:family="paragraph">
      <style:paragraph-properties fo:margin-left="0cm" fo:margin-right="0cm" fo:text-indent="0cm"/>
      <style:text-properties fo:font-size="12pt"/>
    </style:style>
    <style:style style:name="P6" style:family="paragraph">
      <style:paragraph-properties fo:margin-left="1.195cm" fo:margin-right="0cm" fo:text-align="start" text:enable-numbering="true" fo:text-indent="-0.9cm"/>
    </style:style>
    <style:style style:name="P7" style:family="paragraph">
      <style:paragraph-properties fo:margin-left="2.394cm" fo:margin-right="0cm" text:enable-numbering="true" fo:text-indent="-0.794cm"/>
    </style:style>
    <style:style style:name="P8" style:family="paragraph">
      <style:paragraph-properties fo:margin-left="1.195cm" fo:margin-right="0cm" text:enable-numbering="true" fo:text-indent="-0.9cm"/>
    </style:style>
    <style:style style:name="P9" style:family="paragraph">
      <style:paragraph-properties fo:margin-left="0cm" fo:margin-right="0cm" text:enable-numbering="true" fo:text-indent="0cm"/>
    </style:style>
    <style:style style:name="T1" style:family="text">
      <style:text-properties fo:font-size="48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faktor10-folien" presentation:presentation-page-layout-name="AL1T19">
        <office:forms form:automatic-focus="false" form:apply-design-mode="false"/>
        <draw:frame presentation:style-name="pr1" draw:text-style-name="P1" draw:layer="layout" svg:width="23.645cm" svg:height="5.043cm" svg:x="2.75cm" svg:y="6.474cm" presentation:class="title" presentation:user-transformed="true">
          <draw:text-box>
            <text:p text:style-name="P1"><text:span text:style-name="T1">Faktor-IPS</text:span><text:line-break/><text:line-break/>Ansätze für Produktsysteme</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Produktbezogene Funktionen</text:p>
          </draw:text-box>
        </draw:frame>
        <draw:frame presentation:style-name="pr3" draw:text-style-name="P2" draw:layer="layout" svg:width="23.645cm" svg:height="13.216cm" svg:x="3.033cm" svg:y="6.284cm" presentation:class="outline" presentation:user-transformed="true">
          <draw:text-box>
            <text:list text:style-name="L2">
              <text:list-item>
                <text:p text:style-name="P2">Tarifberechnung</text:p>
              </text:list-item>
            </text:list>
            <text:list text:style-name="L2">
              <text:list-item>
                <text:p text:style-name="P2">Produktbezogene Prüfungen</text:p>
              </text:list-item>
            </text:list>
            <text:list text:style-name="L2">
              <text:list-item>
                <text:p text:style-name="P2">Produktauskunft</text:p>
              </text:list-item>
            </text:list>
            <text:list text:style-name="L2">
              <text:list-item>
                <text:list>
                  <text:list-item>
                    <text:p text:style-name="P3">Produktstruktur</text:p>
                  </text:list-item>
                </text:list>
              </text:list-item>
            </text:list>
            <text:list text:style-name="L2">
              <text:list-item>
                <text:list>
                  <text:list-item>
                    <text:list>
                      <text:list-item>
                        <text:p text:style-name="P4">Welche Leistungsvereinbarungen gibt es in einem Produkt.</text:p>
                      </text:list-item>
                    </text:list>
                  </text:list-item>
                </text:list>
              </text:list-item>
            </text:list>
            <text:list text:style-name="L2">
              <text:list-item>
                <text:list>
                  <text:list-item>
                    <text:list>
                      <text:list-item>
                        <text:p text:style-name="P4">Welche Leistungsvereinbarungen sind obligatorisch und welche optional.</text:p>
                      </text:list-item>
                    </text:list>
                  </text:list-item>
                </text:list>
              </text:list-item>
            </text:list>
            <text:list text:style-name="L2">
              <text:list-item>
                <text:list>
                  <text:list-item>
                    <text:p text:style-name="P3">Zulässige Werte</text:p>
                  </text:list-item>
                </text:list>
              </text:list-item>
            </text:list>
            <text:list text:style-name="L2">
              <text:list-item>
                <text:list>
                  <text:list-item>
                    <text:list>
                      <text:list-item>
                        <text:p text:style-name="P4">Welche Selbstbehalte sind zulässig?</text:p>
                      </text:list-item>
                    </text:list>
                  </text:list-item>
                </text:list>
              </text:list-item>
            </text:list>
            <text:list text:style-name="L2">
              <text:list-item>
                <text:list>
                  <text:list-item>
                    <text:list>
                      <text:list-item>
                        <text:p text:style-name="P4">Versicherungsnehmer muss zwischen 18 und 60 Jahre alt sein.</text:p>
                      </text:list-item>
                    </text:list>
                  </text:list-item>
                </text:list>
              </text:list-item>
            </text:list>
            <text:list text:style-name="L2">
              <text:list-item>
                <text:list>
                  <text:list-item>
                    <text:p text:style-name="P3">Defaultwerte</text:p>
                  </text:list-item>
                </text:list>
              </text:list-item>
            </text:list>
            <text:list text:style-name="L2">
              <text:list-item>
                <text:p text:style-name="P2">Ggf. weitere versicherungstechnische Methoden</text:p>
              </text:list-item>
            </text:list>
            <text:list text:style-name="L2">
              <text:list-item>
                <text:list>
                  <text:list-item>
                    <text:p text:style-name="P3">z. B. Zu-/Nachschläge erzeugen</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4" draw:text-style-name="P5" draw:layer="layout" svg:width="15.451cm" svg:height="13.336cm" svg:x="2.752cm" svg:y="14.182cm" presentation:class="notes" presentation:placeholder="true" presentation:user-transformed="true">
            <draw:text-box/>
          </draw:frame>
        </presentation:notes>
      </draw:page>
      <draw:page draw:name="page3"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Ansätze für Produktsysteme</text:p>
          </draw:text-box>
        </draw:frame>
        <draw:frame presentation:style-name="pr5" draw:text-style-name="P2" draw:layer="layout" svg:width="23.645cm" svg:height="11.96cm" svg:x="3.034cm" svg:y="6.284cm" presentation:class="outline">
          <draw:text-box>
            <text:list text:style-name="L2">
              <text:list-item>
                <text:p text:style-name="P2">Datenmodell-basierter Ansatz</text:p>
              </text:list-item>
            </text:list>
            <text:list text:style-name="L2">
              <text:list-item>
                <text:list>
                  <text:list-item>
                    <text:p text:style-name="P3">Produktwissen wird in einem Produktdatenmodell abgebildet.</text:p>
                  </text:list-item>
                </text:list>
              </text:list-item>
            </text:list>
            <text:list text:style-name="L2">
              <text:list-item>
                <text:list>
                  <text:list-item>
                    <text:p text:style-name="P3">Werkzeuge: PDFS, Tabsys, ...</text:p>
                  </text:list-item>
                </text:list>
              </text:list-item>
            </text:list>
            <text:list text:style-name="L2">
              <text:list-item>
                <text:p text:style-name="P2">IDE-basierter Ansatz</text:p>
              </text:list-item>
            </text:list>
            <text:list text:style-name="L2">
              <text:list-item>
                <text:list>
                  <text:list-item>
                    <text:p text:style-name="P3">Produktwissen wird in einer speziellen IDE modelliert und programmiert.</text:p>
                  </text:list-item>
                </text:list>
              </text:list-item>
            </text:list>
            <text:list text:style-name="L2">
              <text:list-item>
                <text:list>
                  <text:list-item>
                    <text:p text:style-name="P3">Werkzeuge: VPMS, Produkt-Manager</text:p>
                  </text:list-item>
                </text:list>
              </text:list-item>
            </text:list>
            <text:list text:style-name="L2">
              <text:list-item>
                <text:p text:style-name="P2">FaktorIPS-Ansatz</text:p>
              </text:list-item>
            </text:list>
          </draw:text-box>
        </draw:frame>
        <presentation:notes draw:style-name="dp2">
          <draw:page-thumbnail draw:style-name="gr1" draw:layer="layout" svg:width="15.566cm" svg:height="11.007cm" svg:x="2.8cm" svg:y="2.328cm" draw:page-number="3" presentation:class="page"/>
          <draw:frame presentation:style-name="pr2" draw:text-style-name="P1" draw:layer="layout" svg:width="15.451cm" svg:height="13.336cm" svg:x="2.752cm" svg:y="14.182cm" presentation:class="notes" presentation:placeholder="true">
            <draw:text-box/>
          </draw:frame>
        </presentation:notes>
      </draw:page>
      <draw:page draw:name="page4"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Datenmodell-basierter Ansatz</text:p>
          </draw:text-box>
        </draw:frame>
        <draw:frame presentation:style-name="pr5" draw:text-style-name="P2" draw:layer="layout" svg:width="23.645cm" svg:height="11.96cm" svg:x="3.034cm" svg:y="6.284cm" presentation:class="outline">
          <draw:text-box>
            <text:list text:style-name="L2">
              <text:list-item>
                <text:p text:style-name="P2">Produktwissen wird in einem Produktdatenmodell abgebildet. </text:p>
              </text:list-item>
            </text:list>
            <text:list text:style-name="L2">
              <text:list-item>
                <text:p text:style-name="P2">Die Pflege der Produkte erfolgt durch die Fachabteilung über einen Tabelleneditor.</text:p>
              </text:list-item>
            </text:list>
            <text:list text:style-name="L2">
              <text:list-item>
                <text:p text:style-name="P2">Die Interpretation der Produktdaten wird durch die Anwendungsentwicklung implementiert. Varianten:</text:p>
              </text:list-item>
            </text:list>
            <text:list text:style-name="L2">
              <text:list-item>
                <text:list>
                  <text:list-item>
                    <text:p text:style-name="P3">Redundante Implementierungen in den unterschiedlichen Systemen</text:p>
                  </text:list-item>
                </text:list>
              </text:list-item>
            </text:list>
            <text:list text:style-name="L2">
              <text:list-item>
                <text:list>
                  <text:list-item>
                    <text:p text:style-name="P3">Gemeinsam genutzter Rechenkern.</text:p>
                  </text:list-item>
                </text:list>
              </text:list-item>
            </text:list>
          </draw:text-box>
        </draw:frame>
        <presentation:notes draw:style-name="dp2">
          <draw:page-thumbnail draw:style-name="gr1" draw:layer="layout" svg:width="15.566cm" svg:height="11.007cm" svg:x="2.8cm" svg:y="2.328cm" draw:page-number="4" presentation:class="page"/>
          <draw:frame presentation:style-name="pr2" draw:text-style-name="P1" draw:layer="layout" svg:width="15.451cm" svg:height="13.336cm" svg:x="2.752cm" svg:y="14.182cm" presentation:class="notes" presentation:placeholder="true">
            <draw:text-box/>
          </draw:frame>
        </presentation:notes>
      </draw:page>
      <draw:page draw:name="page5"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Erfahrungen</text:p>
          </draw:text-box>
        </draw:frame>
        <draw:frame presentation:style-name="pr5" draw:text-style-name="P6" draw:layer="layout" svg:width="23.645cm" svg:height="13.742cm" svg:x="3.105cm" svg:y="5.75cm" presentation:class="outline" presentation:user-transformed="true">
          <draw:text-box>
            <text:list text:style-name="L2">
              <text:list-item>
                <text:p text:style-name="P6">Positive</text:p>
              </text:list-item>
            </text:list>
            <text:list text:style-name="L2">
              <text:list-item>
                <text:list>
                  <text:list-item>
                    <text:p text:style-name="P7">Verwendung von etablierten Standards: <text:line-break/>Datenmodellierung, Datenbank, beliebige Programmiersprache &amp; IDE</text:p>
                  </text:list-item>
                </text:list>
              </text:list-item>
            </text:list>
            <text:list text:style-name="L2">
              <text:list-item>
                <text:list>
                  <text:list-item>
                    <text:p text:style-name="P7">Integrierter Bestandteil der operativen Systeme =&gt; Meist performant.</text:p>
                  </text:list-item>
                </text:list>
              </text:list-item>
            </text:list>
            <text:list text:style-name="L2">
              <text:list-item>
                <text:list>
                  <text:list-item>
                    <text:p text:style-name="P7">Fachabteilung kann neue Produkte im Rahmen der Möglichkeiten des Datenmodells selber einführen.</text:p>
                  </text:list-item>
                </text:list>
              </text:list-item>
            </text:list>
            <text:list text:style-name="L2">
              <text:list-item>
                <text:p text:style-name="P8">Negative</text:p>
              </text:list-item>
            </text:list>
            <text:list text:style-name="L2">
              <text:list-item>
                <text:list>
                  <text:list-item>
                    <text:p text:style-name="P7">Nicht alle Aspekte des Produktwissens eignen sich zur Abbildung in relationalen Strukturen.</text:p>
                  </text:list-item>
                </text:list>
              </text:list-item>
            </text:list>
            <text:list text:style-name="L2">
              <text:list-item>
                <text:list>
                  <text:list-item>
                    <text:p text:style-name="P7">Integrierter Bestandteil der operativen Systeme =&gt; Meist unterschiedliche Modell in den verschiedenen Systemen.</text:p>
                  </text:list-item>
                </text:list>
              </text:list-item>
            </text:list>
            <text:list text:style-name="L2">
              <text:list-item>
                <text:list>
                  <text:list-item>
                    <text:p text:style-name="P7">Keine spezielle Unterstützung des gesamten Entwicklungsprozesses.</text:p>
                  </text:list-item>
                </text:list>
              </text:list-item>
            </text:list>
            <text:list text:style-name="L2">
              <text:list-item>
                <text:list>
                  <text:list-item>
                    <text:p text:style-name="P7">Pflegewerkzeuge für die Fachabteilung nicht komfortabel</text:p>
                  </text:list-item>
                </text:list>
              </text:list-item>
            </text:list>
            <text:list text:style-name="L2">
              <text:list-item>
                <text:list>
                  <text:list-item>
                    <text:p text:style-name="P7">Keine Testwerkzeuge für die Fachabteilung verfügbar</text:p>
                  </text:list-item>
                </text:list>
              </text:list-item>
            </text:list>
          </draw:text-box>
        </draw:frame>
        <presentation:notes draw:style-name="dp2">
          <draw:page-thumbnail draw:style-name="gr1" draw:layer="layout" svg:width="15.566cm" svg:height="11.007cm" svg:x="2.8cm" svg:y="2.328cm" draw:page-number="5" presentation:class="page"/>
          <draw:frame presentation:style-name="pr2" draw:text-style-name="P1" draw:layer="layout" svg:width="15.451cm" svg:height="13.336cm" svg:x="2.752cm" svg:y="14.182cm" presentation:class="notes">
            <draw:text-box>
              <text:list text:style-name="L3">
                <text:list-item>
                  <text:p text:style-name="P1">Beispiel für Grenzen der Datenmodellierun: Vorschlag Versicherungssumme</text:p>
                </text:list-item>
              </text:list>
              <text:list text:style-name="L3">
                <text:list-item>
                  <text:p text:style-name="P1">Mögliches Datenmodell: Tabelle Deckung enthält Spalte „VorschlagVS“.</text:p>
                </text:list-item>
              </text:list>
              <text:list text:style-name="L3">
                <text:list-item>
                  <text:p text:style-name="P1">Neue Anforderung:: Vorschlag für VS abhängig von Familienstand (Single kleine VS)</text:p>
                </text:list-item>
              </text:list>
              <text:list text:style-name="L3">
                <text:list-item>
                  <text:p text:style-name="P1">Neue Anforderung: Vorschlag für VS abhängig vom Geschlecht VN</text:p>
                </text:list-item>
              </text:list>
              <text:list text:style-name="L3">
                <text:list-item>
                  <text:p text:style-name="P1">=&gt; Datenmodell muss angepasst werden oder die Spezialfälle in der Anwendung programmiert werden.</text:p>
                </text:list-item>
              </text:list>
              <text:list text:style-name="L3">
                <text:list-item>
                  <text:p text:style-name="P1">=&gt; Ein OO Klassenmodell kann dagegen stabil bleiben und benötigt nur produktspezifische Ableitungen. <text:line-break/>getVorschlagVS(Deckung d, VersichertePerson vp);</text:p>
                </text:list-item>
              </text:list>
              <text:list text:style-name="L3">
                <text:list-item>
                  <text:p text:style-name="P1">Keine spezielle Unterstützung des gesamten Prozesses:</text:p>
                </text:list-item>
              </text:list>
              <text:list text:style-name="L3">
                <text:list-item>
                  <text:p text:style-name="P1">Es handelt sich um ein normales Softwareentwicklungsprojekt und es werden Standardwerkzeuge eingesetzt. </text:p>
                </text:list-item>
              </text:list>
              <text:list text:style-name="L3">
                <text:list-item>
                  <text:p text:style-name="P9">Es gibt z. B. keine Unterstützung wie der Code aussieht, der die Produktdaten interpretiert. Es gibt kein Werkzeug, welches für wiederkehrende Probleme wie die Verwaltung von Produktänderungen im Zeitablauf (Generation, Versionen) ein einheitliches Konzept definiert. Dies führt dazu, dass solche Aspekte uneinheitlich gelöst sind.</text:p>
                </text:list-item>
              </text:list>
              <text:list text:style-name="L3">
                <text:list-item>
                  <text:p text:style-name="P1"/>
                </text:list-item>
              </text:list>
            </draw:text-box>
          </draw:frame>
        </presentation:notes>
      </draw:page>
      <draw:page draw:name="page6" draw:style-name="dp1" draw:master-page-name="faktor10-folien" presentation:presentation-page-layout-name="AL2T1">
        <office:forms form:automatic-focus="false" form:apply-design-mode="false"/>
        <draw:frame presentation:style-name="pr5" draw:text-style-name="P2" draw:layer="layout" svg:width="24.466cm" svg:height="11.96cm" svg:x="2.5cm" svg:y="6.04cm" presentation:class="outline" presentation:user-transformed="true">
          <draw:text-box>
            <text:list text:style-name="L2">
              <text:list-item>
                <text:p text:style-name="P2">Produktwissen wird in einer eigenen propietären Modellierungssprache und Programmiersprache beschrieben.</text:p>
              </text:list-item>
            </text:list>
            <text:list text:style-name="L2">
              <text:list-item>
                <text:list>
                  <text:list-item>
                    <text:p text:style-name="P3">Berechnungen und Prüfungen werden in einer eigenen Programmier-bzw. Formelsprache geschrieben.</text:p>
                  </text:list-item>
                </text:list>
              </text:list-item>
            </text:list>
            <text:list text:style-name="L2">
              <text:list-item>
                <text:p text:style-name="P2">Die Pflege der Produkte erfolgt über die IDE und erfordert Know-how in OO Modellierung und Programmierung.</text:p>
              </text:list-item>
            </text:list>
            <text:list text:style-name="L2">
              <text:list-item>
                <text:p text:style-name="P2">Für effiziente Entwicklung muss die IDE neben Compiler auch Debugger, Konfigurationsmanagement etc. enthalten. </text:p>
              </text:list-item>
            </text:list>
            <text:list text:style-name="L2">
              <text:list-item>
                <text:p text:style-name="P2">Zur Laufzeit interpretiert eine eigene virtuelle Maschine den Programmcode. Operative Systeme greifen über eine generische Schnittstelle dieser VM auf das Produktwissen zu.</text:p>
              </text:list-item>
            </text:list>
          </draw:text-box>
        </draw:frame>
        <draw:frame presentation:style-name="pr1" draw:text-style-name="P1" draw:layer="layout" svg:width="23.645cm" svg:height="3.489cm" svg:x="3.034cm" svg:y="2.412cm" presentation:class="title">
          <draw:text-box>
            <text:p text:style-name="P1">IDE-basierter Ansatz</text:p>
          </draw:text-box>
        </draw:frame>
        <presentation:notes draw:style-name="dp2">
          <draw:page-thumbnail draw:style-name="gr1" draw:layer="layout" svg:width="15.566cm" svg:height="11.007cm" svg:x="2.8cm" svg:y="2.328cm" draw:page-number="6" presentation:class="page"/>
          <draw:frame presentation:style-name="pr4" draw:text-style-name="P1" draw:layer="layout" svg:width="15.451cm" svg:height="13.336cm" svg:x="2.752cm" svg:y="14.182cm" presentation:class="notes" presentation:placeholder="true">
            <draw:text-box/>
          </draw:frame>
        </presentation:notes>
      </draw:page>
      <draw:page draw:name="page7"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presentation:user-transformed="true">
          <draw:text-box>
            <text:p text:style-name="P1">Erfahrungen</text:p>
          </draw:text-box>
        </draw:frame>
        <draw:frame presentation:style-name="pr5" draw:text-style-name="P6" draw:layer="layout" svg:width="23.645cm" svg:height="11.96cm" svg:x="3.034cm" svg:y="6.284cm" presentation:class="outline" presentation:user-transformed="true">
          <draw:text-box>
            <text:list text:style-name="L2">
              <text:list-item>
                <text:p text:style-name="P6">Positive</text:p>
              </text:list-item>
            </text:list>
            <text:list text:style-name="L2">
              <text:list-item>
                <text:list>
                  <text:list-item>
                    <text:p text:style-name="P7">Produktwissen kann zentral definiert und von Anwendungen verwendet werden.</text:p>
                  </text:list-item>
                </text:list>
              </text:list-item>
            </text:list>
            <text:list text:style-name="L2">
              <text:list-item>
                <text:p text:style-name="P8">Negative</text:p>
              </text:list-item>
            </text:list>
            <text:list text:style-name="L2">
              <text:list-item>
                <text:list>
                  <text:list-item>
                    <text:p text:style-name="P7">Fachabteilung verfügt häufig nicht über das notwendige Know-How in Modellierung und Programmierung, um Produkte zu definieren.</text:p>
                  </text:list-item>
                </text:list>
              </text:list-item>
            </text:list>
            <text:list text:style-name="L2">
              <text:list-item>
                <text:list>
                  <text:list-item>
                    <text:p text:style-name="P7">Performanceprobleme</text:p>
                  </text:list-item>
                </text:list>
              </text:list-item>
            </text:list>
            <text:list text:style-name="L2">
              <text:list-item>
                <text:list>
                  <text:list-item>
                    <text:p text:style-name="P7">Integration in operative Systeme aufwändig</text:p>
                  </text:list-item>
                </text:list>
              </text:list-item>
            </text:list>
            <text:list text:style-name="L2">
              <text:list-item>
                <text:list>
                  <text:list-item>
                    <text:p text:style-name="P7">Werkzeuge (Programmiersprache, Compiler, Debugger, KM-Tool) entsprechen nicht aktuellen Standards</text:p>
                  </text:list-item>
                </text:list>
              </text:list-item>
            </text:list>
            <text:list text:style-name="L2">
              <text:list-item>
                <text:list>
                  <text:list-item>
                    <text:p text:style-name="P7">Produktdefinition erfolgt auf der grünen Wiese ohne Berücksichtigung der operativen System.</text:p>
                  </text:list-item>
                </text:list>
              </text:list-item>
            </text:list>
          </draw:text-box>
        </draw:frame>
        <presentation:notes draw:style-name="dp2">
          <office:forms form:automatic-focus="false" form:apply-design-mode="false"/>
          <draw:page-thumbnail draw:style-name="gr1" draw:layer="layout" svg:width="15.566cm" svg:height="11.007cm" svg:x="2.8cm" svg:y="2.328cm" draw:page-number="7"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8"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presentation:user-transformed="true">
          <draw:text-box>
            <text:p text:style-name="P1">Idee Faktor-IPS</text:p>
          </draw:text-box>
        </draw:frame>
        <draw:frame presentation:style-name="pr5" draw:text-style-name="P6" draw:layer="layout" svg:width="23.645cm" svg:height="12.864cm" svg:x="3.034cm" svg:y="6.284cm" presentation:class="outline" presentation:user-transformed="true">
          <draw:text-box>
            <text:list text:style-name="L2">
              <text:list-item>
                <text:p text:style-name="P6">Trennung Produktwissen in Modell/Programmcode und Produktdaten.</text:p>
              </text:list-item>
            </text:list>
            <text:list text:style-name="L2">
              <text:list-item>
                <text:list>
                  <text:list-item>
                    <text:p text:style-name="P7">Modellierung/Programmierung erfolgt durch die Anwendungsentwicklung</text:p>
                  </text:list-item>
                </text:list>
              </text:list-item>
            </text:list>
            <text:list text:style-name="L2">
              <text:list-item>
                <text:list>
                  <text:list-item>
                    <text:p text:style-name="P7">Produktdaten &amp; Formeln werden durch die Fachabteilung definiert</text:p>
                  </text:list-item>
                </text:list>
              </text:list-item>
            </text:list>
            <text:list text:style-name="L2">
              <text:list-item>
                <text:p text:style-name="P8">Modellgetriebene Entwicklung unter Verwendung etablierter Werkzeuge &amp; Standards</text:p>
              </text:list-item>
            </text:list>
            <text:list text:style-name="L2">
              <text:list-item>
                <text:list>
                  <text:list-item>
                    <text:p text:style-name="P7">Eclipse</text:p>
                  </text:list-item>
                </text:list>
              </text:list-item>
            </text:list>
            <text:list text:style-name="L2">
              <text:list-item>
                <text:list>
                  <text:list-item>
                    <text:p text:style-name="P7">CVS</text:p>
                  </text:list-item>
                </text:list>
              </text:list-item>
            </text:list>
            <text:list text:style-name="L2">
              <text:list-item>
                <text:list>
                  <text:list-item>
                    <text:p text:style-name="P7">Java</text:p>
                  </text:list-item>
                </text:list>
              </text:list-item>
            </text:list>
            <text:list text:style-name="L2">
              <text:list-item>
                <text:p text:style-name="P8">Komfortable Werkzeuge für die Fachabteilung.</text:p>
              </text:list-item>
            </text:list>
            <text:list text:style-name="L2">
              <text:list-item>
                <text:list>
                  <text:list-item>
                    <text:p text:style-name="P7">Werkzeuge zur Produktdefinition</text:p>
                  </text:list-item>
                </text:list>
              </text:list-item>
            </text:list>
            <text:list text:style-name="L2">
              <text:list-item>
                <text:list>
                  <text:list-item>
                    <text:p text:style-name="P7">Testwerkzeuge</text:p>
                  </text:list-item>
                </text:list>
              </text:list-item>
            </text:list>
          </draw:text-box>
        </draw:frame>
        <presentation:notes draw:style-name="dp2">
          <office:forms form:automatic-focus="false" form:apply-design-mode="false"/>
          <draw:page-thumbnail draw:style-name="gr1" draw:layer="layout" svg:width="15.566cm" svg:height="11.007cm" svg:x="2.8cm" svg:y="2.328cm" draw:page-number="8"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9"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draw:text-box>
            <text:p text:style-name="P1">Anforderungen Fachabteilung</text:p>
          </draw:text-box>
        </draw:frame>
        <draw:frame draw:style-name="standard" draw:layer="layout" svg:width="25.027cm" svg:height="12.173cm" svg:x="2.723cm" svg:y="6.3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5.566cm" svg:height="11.007cm" svg:x="2.8cm" svg:y="2.328cm" draw:page-number="9" presentation:class="page"/>
          <draw:frame presentation:style-name="pr4" draw:text-style-name="P1" draw:layer="layout" svg:width="15.451cm" svg:height="13.336cm" svg:x="2.752cm" svg:y="14.182cm" presentation:class="notes" presentation:placeholder="true">
            <draw:text-box/>
          </draw:frame>
        </presentation:notes>
      </draw:page>
      <draw:page draw:name="page10" draw:style-name="dp1" draw:master-page-name="faktor10-folien" presentation:presentation-page-layout-name="AL2T1">
        <office:forms form:automatic-focus="false" form:apply-design-mode="false"/>
        <draw:frame presentation:style-name="pr1" draw:text-style-name="P1" draw:layer="layout" svg:width="23.645cm" svg:height="3.489cm" svg:x="3.034cm" svg:y="2.412cm" presentation:class="title" presentation:user-transformed="true">
          <draw:text-box>
            <text:p text:style-name="P1">Anforderungen IT</text:p>
          </draw:text-box>
        </draw:frame>
        <draw:frame draw:style-name="standard" draw:layer="layout" svg:width="24.867cm" svg:height="14.356cm" svg:x="2.882cm" svg:y="6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5.566cm" svg:height="11.007cm" svg:x="2.8cm" svg:y="2.328cm" draw:page-number="10"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Nummerierungszeichen"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office:forms form:automatic-focus="false" form:apply-design-mode="false"/>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Jan Ortmann</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office:forms form:automatic-focus="false" form:apply-design-mode="false"/>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chliche Komponentenarchitektur</dc:title>
    <meta:creation-date>2005-01-27T17:09:12</meta:creation-date>
    <dc:creator>Jan Ortmann</dc:creator>
    <dc:date>2008-01-26T14:03:54</dc:date>
    <meta:printed-by>Jan Ortmann</meta:printed-by>
    <meta:print-date>2005-02-13T19:41:59</meta:print-date>
    <dc:language>de-DE</dc:language>
    <meta:editing-cycles>634</meta:editing-cycles>
    <meta:editing-duration>P5DT3H10M51S</meta:editing-duration>
    <meta:user-defined meta:name="Info 1"/>
    <meta:user-defined meta:name="Info 2"/>
    <meta:user-defined meta:name="Info 3"/>
    <meta:user-defined meta:name="Info 4"/>
    <meta:document-statistic meta:object-count="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568cm"/>
    </style:style>
    <style:style style:name="co2" style:family="table-column">
      <style:table-column-properties fo:break-before="auto" style:column-width="11.605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471cm" fo:break-before="auto" style:use-optimal-row-height="true"/>
    </style:style>
    <style:style style:name="ro4" style:family="table-row">
      <style:table-row-properties style:row-height="0.79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style>
    <style:style style:name="ce2" style:family="table-cell" style:parent-style-name="Default">
      <style:table-cell-properties fo:wrap-option="wrap" style:vertical-align="top"/>
      <style:text-properties fo:font-size="18pt"/>
    </style:style>
    <style:style style:name="ce3" style:family="table-cell" style:parent-style-name="Default">
      <style:table-cell-properties fo:wrap-option="wrap"/>
      <style:text-properties fo:font-size="18pt"/>
    </style:style>
  </office:automatic-styles>
  <office:body>
    <office:spreadsheet>
      <table:table table:name="Tabelle1" table:style-name="ta1" table:print="false">
        <office:forms form:automatic-focus="false" form:apply-design-mode="false"/>
        <table:table-column table:style-name="co1" table:default-cell-style-name="ce2"/>
        <table:table-column table:style-name="co2" table:default-cell-style-name="ce2"/>
        <table:table-row table:style-name="ro1">
          <table:table-cell table:style-name="ce1" office:value-type="string">
            <text:p>Anforderung</text:p>
          </table:table-cell>
          <table:table-cell table:style-name="ce1" office:value-type="string">
            <text:p>Lösung in Faktor-IPS</text:p>
          </table:table-cell>
        </table:table-row>
        <table:table-row table:style-name="ro2">
          <table:table-cell table:style-name="Default" table:number-columns-repeated="2"/>
        </table:table-row>
        <table:table-row table:style-name="ro3">
          <table:table-cell office:value-type="string">
            <text:p>Fachabteilung kann selbstständig neue Produkte einführen</text:p>
          </table:table-cell>
          <table:table-cell office:value-type="string">
            <text:p>Trennung der Produktdefinition von Modellierung/Programmierung. </text:p>
          </table:table-cell>
        </table:table-row>
        <table:table-row table:style-name="ro4">
          <table:table-cell table:number-columns-repeated="2"/>
        </table:table-row>
        <table:table-row table:style-name="ro3">
          <table:table-cell office:value-type="string">
            <text:p>Komfortables Werkzeug für die Produktdefinition.</text:p>
          </table:table-cell>
          <table:table-cell office:value-type="string">
            <text:p>Eigene Produktdefinitionsperspektive für die Fachabteilung</text:p>
          </table:table-cell>
        </table:table-row>
        <table:table-row table:style-name="ro4">
          <table:table-cell table:number-columns-repeated="2"/>
        </table:table-row>
        <table:table-row table:style-name="ro3">
          <table:table-cell office:value-type="string">
            <text:p>Testwerkzeug, mit dem die Fachabteilung die Produkte testen kann.</text:p>
          </table:table-cell>
          <table:table-cell office:value-type="string">
            <text:p>Faktor-IPS Testfunktionen.</text:p>
          </table:table-cell>
        </table:table-row>
        <table:table-row table:style-name="ro4">
          <table:table-cell table:number-columns-repeated="2"/>
        </table:table-row>
        <table:table-row table:style-name="ro3">
          <table:table-cell office:value-type="string">
            <text:p>Vollständige Abbildung der Produktlogik</text:p>
          </table:table-cell>
          <table:table-cell office:value-type="string">
            <text:p>Konzepte für Berechnungen, Produktauskunft &amp; Prüfungen</text:p>
          </table:table-cell>
        </table:table-row>
        <table:table-row table:style-name="ro4">
          <table:table-cell table:style-name="ce3"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4:03:5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568cm"/>
    </style:style>
    <style:style style:name="co2" style:family="table-column">
      <style:table-column-properties fo:break-before="auto" style:column-width="11.605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792cm" fo:break-before="auto" style:use-optimal-row-height="true"/>
    </style:style>
    <style:style style:name="ro4" style:family="table-row">
      <style:table-row-properties style:row-height="1.471cm" fo:break-before="auto" style:use-optimal-row-height="true"/>
    </style:style>
    <style:style style:name="ro5" style:family="table-row">
      <style:table-row-properties style:row-height="2.191cm" fo:break-before="auto" style:use-optimal-row-height="true"/>
    </style:style>
    <style:style style:name="ro6" style:family="table-row">
      <style:table-row-properties style:row-height="2.18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style>
    <style:style style:name="ce2" style:family="table-cell" style:parent-style-name="Default">
      <style:table-cell-properties fo:wrap-option="wrap" style:vertical-align="top"/>
      <style:text-properties fo:font-size="18pt"/>
    </style:style>
  </office:automatic-styles>
  <office:body>
    <office:spreadsheet>
      <table:table table:name="Tabelle1" table:style-name="ta1" table:print="false">
        <table:table-column table:style-name="co1" table:default-cell-style-name="ce2"/>
        <table:table-column table:style-name="co2" table:default-cell-style-name="ce2"/>
        <table:table-row table:style-name="ro1">
          <table:table-cell table:style-name="ce1" office:value-type="string">
            <text:p>Anforderung</text:p>
          </table:table-cell>
          <table:table-cell table:style-name="ce1" office:value-type="string">
            <text:p>Lösung in Faktor-IPS</text:p>
          </table:table-cell>
        </table:table-row>
        <table:table-row table:style-name="ro2">
          <table:table-cell table:style-name="Default" table:number-columns-repeated="2"/>
        </table:table-row>
        <table:table-row table:style-name="ro3">
          <table:table-cell office:value-type="string">
            <text:p>Komfortable Entwicklungswerkzeuge</text:p>
          </table:table-cell>
          <table:table-cell office:value-type="string">
            <text:p>Verwendung von Eclipse</text:p>
          </table:table-cell>
        </table:table-row>
        <table:table-row table:style-name="ro3">
          <table:table-cell table:number-columns-repeated="2"/>
        </table:table-row>
        <table:table-row table:style-name="ro3">
          <table:table-cell office:value-type="string">
            <text:p>Effizienter Entwicklungsprozess</text:p>
          </table:table-cell>
          <table:table-cell office:value-type="string">
            <text:p>Modellgetriebene Softwareentwicklung</text:p>
          </table:table-cell>
        </table:table-row>
        <table:table-row table:style-name="ro3">
          <table:table-cell table:number-columns-repeated="2"/>
        </table:table-row>
        <table:table-row table:style-name="ro4">
          <table:table-cell office:value-type="string">
            <text:p>Unterstützung Konfigurationsmanagement</text:p>
          </table:table-cell>
          <table:table-cell office:value-type="string">
            <text:p>Verwendung von CVS, Subversion, ... Integeration in Eclipse</text:p>
          </table:table-cell>
        </table:table-row>
        <table:table-row table:style-name="ro3">
          <table:table-cell table:number-columns-repeated="2"/>
        </table:table-row>
        <table:table-row table:style-name="ro4">
          <table:table-cell office:value-type="string">
            <text:p>Verwendung etablierter Standards</text:p>
          </table:table-cell>
          <table:table-cell office:value-type="string">
            <text:p>Verwendung von Java, <text:s/>XML und OO Modellierung.</text:p>
          </table:table-cell>
        </table:table-row>
        <table:table-row table:style-name="ro3">
          <table:table-cell table:number-columns-repeated="2"/>
        </table:table-row>
        <table:table-row table:style-name="ro5">
          <table:table-cell office:value-type="string">
            <text:p>Leicht integrierbar in aufrufende Systeme</text:p>
          </table:table-cell>
          <table:table-cell office:value-type="string">
            <text:p>Plattformunabhängig durch Java <text:s text:c="3"/>Keine Anforderungen bzgl. Infrastruktur (eine JVM reicht)</text:p>
          </table:table-cell>
        </table:table-row>
        <table:table-row table:style-name="ro3">
          <table:table-cell table:number-columns-repeated="2"/>
        </table:table-row>
        <table:table-row table:style-name="ro6">
          <table:table-cell office:value-type="string">
            <text:p>Hohe Performance zur Laufzeit</text:p>
          </table:table-cell>
          <table:table-cell office:value-type="string">
            <text:p>Verwendung von modernen JVM mit sehr guter JIT Compilierung. Multithreadfähig</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4:03:54</text:time></text:p>
        </style:region-right>
      </style:header>
      <style:header-left style:display="false"/>
      <style:footer>
        <text:p>Seite <text:page-number>1</text:page-number> / <text:page-count>99</text:page-count></text:p>
      </style:footer>
      <style:footer-left style:display="false"/>
    </style:master-page>
  </office:master-styles>
</office:document-styles>
</file>